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ab8" officeooo:paragraph-rsid="00133ab8"/>
    </style:style>
    <style:style style:name="P2" style:family="paragraph" style:parent-style-name="Standard">
      <style:paragraph-properties fo:text-align="center" style:justify-single-word="false"/>
      <style:text-properties fo:font-size="14pt" officeooo:rsid="00133ab8" officeooo:paragraph-rsid="00133ab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3ab8" officeooo:paragraph-rsid="00133ab8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33ab8" officeooo:paragraph-rsid="00133ab8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33ab8" officeooo:paragraph-rsid="00133ab8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4f046" officeooo:paragraph-rsid="0014f04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4f046" officeooo:paragraph-rsid="0014f046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97c3b" officeooo:paragraph-rsid="00197c3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97c3b" officeooo:paragraph-rsid="00197c3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33ab8" officeooo:paragraph-rsid="00133ab8" style:font-size-asian="10.5pt" style:font-size-complex="12pt"/>
    </style:style>
    <style:style style:name="T1" style:family="text">
      <style:text-properties officeooo:rsid="0014f046"/>
    </style:style>
    <style:style style:name="T2" style:family="text">
      <style:text-properties officeooo:rsid="0015c7f3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uptseminar – Theoretische Informatik und Informationssicherheit </text:p>
      <text:p text:style-name="P2"/>
      <text:p text:style-name="P5">Pagerank – Wie google sucht</text:p>
      <text:p text:style-name="P5"/>
      <text:p text:style-name="P10">Gliederung</text:p>
      <text:p text:style-name="P3"/>
      <text:list xml:id="list8353440165398394904" text:style-name="L1">
        <text:list-item>
          <text:p text:style-name="P4">Einleitung und Motivation<text:tab/><text:tab/><text:tab/><text:tab/><text:tab/><text:tab/><text:tab/><text:tab/>– Willy</text:p>
        </text:list-item>
        <text:list-item>
          <text:p text:style-name="P4">Geschichtliche Aspekte <text:span text:style-name="T1">[Wikipedia]</text:span><text:tab/><text:tab/><text:tab/><text:tab/><text:tab/><text:tab/><text:tab/>– Anton</text:p>
        </text:list-item>
        <text:list-item>
          <text:p text:style-name="P4">Ein Ranking für jede Website im Netz (Algorithmus) <text:span text:style-name="T1">[Wikipedia und 2. im Dokument] </text:span><text:tab/><text:tab/><text:tab/><text:tab/><text:tab/><text:tab/><text:tab/><text:tab/><text:tab/><text:tab/><text:tab/><text:tab/>– Anton</text:p>
        </text:list-item>
        <text:list-item>
          <text:p text:style-name="P4">Implementierung <text:span text:style-name="T1">[3. im Dokument]</text:span><text:tab/><text:tab/><text:tab/><text:tab/><text:tab/><text:tab/><text:tab/>– Anton</text:p>
        </text:list-item>
        <text:list-item>
          <text:p text:style-name="P4">Konvergenzeigenschaften <text:span text:style-name="T1">[4. im Dokument]</text:span><text:tab/><text:tab/><text:tab/><text:tab/><text:tab/>– Anton</text:p>
        </text:list-item>
        <text:list-item>
          <text:p text:style-name="P4">Mit Pagerank suchen<text:tab/><text:tab/><text:tab/><text:tab/><text:tab/><text:tab/><text:tab/><text:tab/><text:tab/>– Willy</text:p>
        </text:list-item>
        <text:list-item>
          <text:p text:style-name="P4">Personalisieren<text:tab/><text:tab/><text:tab/><text:tab/><text:tab/><text:tab/><text:tab/><text:tab/><text:tab/>– Willy</text:p>
        </text:list-item>
        <text:list-item>
          <text:p text:style-name="P6">Manipulation<text:tab/><text:tab/><text:tab/><text:tab/><text:tab/><text:tab/><text:tab/><text:tab/><text:tab/><text:tab/>– Willy</text:p>
        </text:list-item>
        <text:list-item>
          <text:p text:style-name="P6">Nachteile<text:tab/><text:tab/><text:tab/><text:tab/><text:tab/><text:tab/><text:tab/><text:tab/><text:tab/><text:tab/>– Willy</text:p>
        </text:list-item>
        <text:list-item>
          <text:p text:style-name="P4">Anwendungsmöglichkeiten<text:tab/><text:tab/><text:tab/><text:tab/><text:tab/><text:tab/><text:tab/><text:tab/>– Willy</text:p>
        </text:list-item>
        <text:list-item>
          <text:p text:style-name="P8">Zusammenfassung</text:p>
        </text:list-item>
      </text:list>
      <text:p text:style-name="P3"/>
      <text:p text:style-name="P3"/>
      <text:p text:style-name="P7">So das ist jetzt die vorläufige Gliederung, wenn wir sehen das es zu viel bzw. zu wenig wird für 45 Minuten können wir das ja im Nachhinein anpassen (Themen tauschen etc.). <text:span text:style-name="T2">Du solltest relativ viel bei 3. machen (den ganzen Algorithmus erklären und die Mathematik dahinter. Also Wikipedia und das Dokument, was uns der Porf geschickt hat nutzen! In den „[..]“-Klammern steht, was du als Quelle nutzen sollst, kannst etc. :D Du kannst natürlich auch noch im Netz nach weiteren Quellen suchen, war jetzt bloß, was ich für die grobe Gliederung genutzt hab.</text:span></text:p>
      <text:p text:style-name="P9">Schreib am besten bei der Mathematik von PageRank bissel was and die Tafel, damit wir zeit rumkriegen :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16:55.508419455</meta:creation-date>
    <dc:date>2016-12-07T13:44:00.520113010</dc:date>
    <meta:editing-duration>PT6M2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177" meta:character-count="1245" meta:non-whitespace-character-count="1006"/>
  </office:meta>
</office:document-meta>
</file>